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6875in"/>
    </style:style>
    <style:style style:name="Table1.1" style:family="table-row">
      <style:table-row-properties style:min-row-height="1.125in"/>
    </style:style>
    <style:style style:name="Table1.A1" style:family="table-cell">
      <style:table-cell-properties style:vertical-align="middle" fo:background-color="#2a6099" fo:padding="0.0382in" fo:border-left="0.05pt solid #2a6099" fo:border-right="none" fo:border-top="0.05pt solid #2a6099" fo:border-bottom="0.05pt solid #2a6099">
        <style:background-image/>
      </style:table-cell-properties>
    </style:style>
    <style:style style:name="Table1.B1" style:family="table-cell">
      <style:table-cell-properties fo:background-color="#ff8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69a2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0000" fo:padding="0.0382in" fo:border="0.05pt solid #000000">
        <style:background-image/>
      </style:table-cell-properties>
    </style:style>
    <style:style style:name="Table1.2" style:family="table-row">
      <style:table-row-properties style:min-row-height="3.3125in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e30a" officeooo:paragraph-rsid="0003e30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e30a" officeooo:paragraph-rsid="0003e30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162f2" officeooo:paragraph-rsid="002162f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bold" officeooo:rsid="000a5650" officeooo:paragraph-rsid="000a5650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bold" officeooo:rsid="00052361" officeooo:paragraph-rsid="0005236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a5650" officeooo:paragraph-rsid="000a5650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none" fo:font-weight="bold" officeooo:rsid="002162f2" officeooo:paragraph-rsid="002162f2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c1ddb" officeooo:paragraph-rsid="000c1ddb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da98c" officeooo:paragraph-rsid="001c44fb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da98c" officeooo:paragraph-rsid="001c44fb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f9dad" officeooo:paragraph-rsid="001f9dad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162f2" officeooo:paragraph-rsid="002162f2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162f2" officeooo:paragraph-rsid="002162f2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2e130" officeooo:paragraph-rsid="0022e130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5e53d" officeooo:paragraph-rsid="0005e53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3e30a" officeooo:paragraph-rsid="0003e30a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7c366" officeooo:paragraph-rsid="0007c366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a5650" officeooo:paragraph-rsid="000a5650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9dad" officeooo:paragraph-rsid="001f9dad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162f2" officeooo:paragraph-rsid="002162f2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a5650" officeooo:paragraph-rsid="000a5650" style:font-size-asian="19.25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d6359" officeooo:paragraph-rsid="000d6359" style:font-size-asian="19.25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88b10" officeooo:paragraph-rsid="00188b10" style:font-size-asian="19.25pt" style:font-weight-asian="bold" style:font-size-complex="2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c44fb" officeooo:paragraph-rsid="001c44fb" style:font-size-asian="19.25pt" style:font-weight-asian="bold" style:font-size-complex="2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162f2" officeooo:paragraph-rsid="002162f2" style:font-size-asian="19.25pt" style:font-weight-asian="bold" style:font-size-complex="2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d6359" officeooo:paragraph-rsid="000d6359" style:font-size-asian="19.25pt" style:font-weight-asian="normal" style:font-size-complex="2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1f9dad" officeooo:paragraph-rsid="001f9dad" style:font-size-asian="19.25pt" style:font-weight-asian="normal" style:font-size-complex="2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f9dad" officeooo:paragraph-rsid="001f9dad" style:font-size-asian="22pt" style:font-weight-asian="normal" style:font-size-complex="22pt" style:font-weight-complex="normal"/>
    </style:style>
    <style:style style:name="P29" style:family="paragraph" style:parent-style-name="Standard">
      <style:text-properties fo:font-size="14pt" officeooo:rsid="00183d16" officeooo:paragraph-rsid="00183d16" style:font-size-asian="14pt" style:font-size-complex="14pt"/>
    </style:style>
    <style:style style:name="P30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officeooo:rsid="001c44fb" officeooo:paragraph-rsid="001c44fb" style:font-size-asian="19.25pt" style:font-weight-asian="bold" style:font-size-complex="2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7c366" officeooo:paragraph-rsid="0007c366" fo:background-color="#ffffff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875bc" officeooo:paragraph-rsid="000875bc" fo:background-color="#ffffff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22pt" style:font-size-asian="19.25pt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fo:font-size="22pt" officeooo:rsid="0007c366" officeooo:paragraph-rsid="0007c366" style:font-size-asian="19.25pt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fo:font-size="22pt" officeooo:rsid="0007c366" officeooo:paragraph-rsid="0007c366" fo:background-color="#ffffff" style:font-size-asian="19.25pt" style:font-size-complex="22pt"/>
    </style:style>
    <style:style style:name="P37" style:family="paragraph" style:parent-style-name="Table_20_Contents">
      <style:paragraph-properties fo:text-align="center" style:justify-single-word="false"/>
      <style:text-properties fo:font-size="22pt" officeooo:rsid="000875bc" officeooo:paragraph-rsid="000875bc" fo:background-color="#ffffff" style:font-size-asian="19.25pt" style:font-size-complex="22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bold" officeooo:rsid="0005e53d" officeooo:paragraph-rsid="0005e53d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0a5650" officeooo:paragraph-rsid="000a5650" style:font-size-asian="17.5pt" style:font-weight-asian="normal" style:font-size-complex="20pt" style:font-weight-complex="normal"/>
    </style:style>
    <style:style style:name="P40" style:family="paragraph" style:parent-style-name="Standard" style:list-style-name="L2">
      <style:text-properties fo:font-size="14pt" officeooo:rsid="0011db52" officeooo:paragraph-rsid="0011db52" style:font-size-asian="12.25pt" style:font-size-complex="14pt"/>
    </style:style>
    <style:style style:name="P41" style:family="paragraph" style:parent-style-name="Standard" style:list-style-name="L2">
      <style:text-properties fo:font-size="14pt" officeooo:rsid="0012ea98" officeooo:paragraph-rsid="0012ea98" style:font-size-asian="12.25pt" style:font-size-complex="14pt"/>
    </style:style>
    <style:style style:name="P42" style:family="paragraph" style:parent-style-name="Standard" style:list-style-name="L2">
      <style:text-properties fo:font-size="14pt" officeooo:rsid="001415f3" officeooo:paragraph-rsid="001415f3" style:font-size-asian="12.25pt" style:font-size-complex="14pt"/>
    </style:style>
    <style:style style:name="P43" style:family="paragraph" style:parent-style-name="Standard" style:list-style-name="L2">
      <style:text-properties fo:font-size="14pt" officeooo:rsid="00148cb1" officeooo:paragraph-rsid="00148cb1" style:font-size-asian="12.25pt" style:font-size-complex="14pt"/>
    </style:style>
    <style:style style:name="P44" style:family="paragraph" style:parent-style-name="Standard" style:list-style-name="L2">
      <style:text-properties fo:font-size="14pt" officeooo:rsid="0016232f" officeooo:paragraph-rsid="0016232f" style:font-size-asian="12.25pt" style:font-size-complex="14pt"/>
    </style:style>
    <style:style style:name="P45" style:family="paragraph" style:parent-style-name="Standard" style:list-style-name="L2">
      <style:text-properties fo:font-size="14pt" officeooo:rsid="0016232f" officeooo:paragraph-rsid="0016232f" style:font-size-asian="14pt" style:font-size-complex="14pt"/>
    </style:style>
    <style:style style:name="P46" style:family="paragraph" style:parent-style-name="Standard" style:list-style-name="L2">
      <style:text-properties fo:font-size="14pt" officeooo:rsid="00174d33" officeooo:paragraph-rsid="00174d33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0pt" fo:letter-spacing="normal" fo:font-style="normal" style:text-underline-style="none" fo:font-weight="normal" officeooo:rsid="001da98c" officeooo:paragraph-rsid="001c44fb" style:font-size-asian="20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2pt" fo:letter-spacing="normal" fo:font-style="normal" style:text-underline-style="solid" style:text-underline-width="auto" style:text-underline-color="font-color" fo:font-weight="bold" officeooo:rsid="001da98c" officeooo:paragraph-rsid="001da98c" style:font-size-asian="19.25pt" style:font-weight-asian="bold" style:font-size-complex="2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9.75pt" fo:letter-spacing="normal" fo:font-style="normal" style:text-underline-style="none" fo:font-weight="normal" officeooo:rsid="002162f2" officeooo:paragraph-rsid="002162f2" style:font-size-asian="17.5pt" style:font-weight-asian="normal" style:font-size-complex="2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b9e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5c16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0ee16f"/>
    </style:style>
    <style:style style:name="T7" style:family="text">
      <style:text-properties officeooo:rsid="0010b4b8"/>
    </style:style>
    <style:style style:name="T8" style:family="text">
      <style:text-properties officeooo:rsid="001145bd"/>
    </style:style>
    <style:style style:name="T9" style:family="text">
      <style:text-properties officeooo:rsid="0012ea98"/>
    </style:style>
    <style:style style:name="T10" style:family="text">
      <style:text-properties officeooo:rsid="00148cb1"/>
    </style:style>
    <style:style style:name="T11" style:family="text">
      <style:text-properties officeooo:rsid="00183d16"/>
    </style:style>
    <style:style style:name="T12" style:family="text">
      <style:text-properties fo:font-variant="normal" fo:text-transform="none" fo:color="#000000" style:font-name="Liberation Serif" fo:letter-spacing="normal" fo:font-style="normal" style:font-size-asian="20pt"/>
    </style:style>
    <style:style style:name="T13" style:family="text">
      <style:text-properties fo:font-variant="normal" fo:text-transform="none" fo:color="#000000" style:font-name="Liberation Serif" fo:letter-spacing="normal" fo:font-style="normal" officeooo:rsid="001f9dad" style:font-size-asian="20pt"/>
    </style:style>
    <style:style style:name="T14" style:family="text">
      <style:text-properties fo:font-variant="normal" fo:text-transform="none" fo:color="#000000" style:font-name="Liberation Serif" fo:letter-spacing="normal" fo:font-style="normal" officeooo:rsid="002337d1" style:font-size-asian="20pt"/>
    </style:style>
    <style:style style:name="T15" style:family="text">
      <style:text-properties fo:font-variant="normal" fo:text-transform="none" fo:color="#000000" style:font-name="Liberation Serif" fo:letter-spacing="normal" fo:font-style="normal" fo:font-weight="bold" style:font-size-asian="20pt" style:font-weight-asian="bold" style:font-weight-complex="bold"/>
    </style:style>
    <style:style style:name="T16" style:family="text">
      <style:text-properties officeooo:rsid="002162f2"/>
    </style:style>
    <style:style style:name="T17" style:family="text">
      <style:text-properties officeooo:rsid="002337d1"/>
    </style:style>
    <style:style style:name="T18" style:family="text">
      <style:text-properties officeooo:rsid="0024b9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trategic Management:</text:p>
      <text:p text:style-name="P2"/>
      <text:p text:style-name="P5">Ranna’s Foundation<text:span text:style-name="T1"> <text:s/></text:span><text:span text:style-name="T2">have a good hand when it comes to management responsibility for a long term Mission. There are few things to keep in mind.</text:span></text:p>
      <text:list xml:id="list902228200" text:style-name="L1">
        <text:list-item>
          <text:p text:style-name="P38">Current Mission</text:p>
        </text:list-item>
        <text:list-item>
          <text:p text:style-name="P38">Goals</text:p>
        </text:list-item>
        <text:list-item>
          <text:p text:style-name="P38"><text:span text:style-name="T18">Defining </text:span><text:span text:style-name="T4"><text:s/>strategies</text:span></text:p>
        </text:list-item>
      </text:list>
      <text:p text:style-name="P6"/>
      <text:p text:style-name="P21">Current Mission:</text:p>
      <text:p text:style-name="P4">Ranna’s Foundation <text:span text:style-name="T1">main Mission is to educate and </text:span><text:span text:style-name="T2">take care of the children <text:s/>who are poor,abuse,orphans,needed etc. To educate them,to groom them and make them a better person and for the country.</text:span></text:p>
      <text:p text:style-name="P39"/>
      <text:p text:style-name="P18">Goals:</text:p>
      <text:p text:style-name="P8">Now the goals are the sub parts of main mission that how will gonna you do it or what will steps you will set in order to achieve main mission <text:span text:style-name="T6">and </text:span><text:span text:style-name="T7">I have observer that they are really good at setting goals like they know the</text:span><text:span text:style-name="T18">ir</text:span><text:span text:style-name="T7"> work </text:span><text:span text:style-name="T18">and how</text:span><text:span text:style-name="T7"> they are doing and how to make it done in best ways by setting goals.</text:span></text:p>
      <text:p text:style-name="P22">Strategies:</text:p>
      <text:p text:style-name="P26">Strategies are made by looking “<text:span text:style-name="T3">what you have and what will be needed”,</text:span><text:span text:style-name="T6">In order to achieve a goal. The</text:span><text:span text:style-name="T7"> foundation have a very good and experienced stuff they plan very symmetrical about everything <text:s text:c="2"/>that how to make things done in best scenarios and built a strategies for </text:span><text:span text:style-name="T18">it</text:span><text:span text:style-name="T7">. I have observer it that they have a <text:s/></text:span><text:soft-page-break/><text:span text:style-name="T7">team work,they built and perform strategies together and execute them.</text:span></text:p>
      <text:p text:style-name="P15"/>
      <text:p text:style-name="P17">SWOT ANALYSIS <text:span text:style-name="T8">OF Ranna’s Foundation</text:span>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6">S</text:p>
            <text:p text:style-name="P32">STRENGTHS</text:p>
          </table:table-cell>
          <table:table-cell table:style-name="Table1.B1" office:value-type="string">
            <text:p text:style-name="P31"/>
            <text:p text:style-name="P36">W</text:p>
            <text:p text:style-name="P32">WEAKNESSES</text:p>
          </table:table-cell>
          <table:table-cell table:style-name="Table1.C1" office:value-type="string">
            <text:p text:style-name="P35"/>
            <text:p text:style-name="P35"><text:s/><text:span text:style-name="T5">O</text:span></text:p>
            <text:p text:style-name="P32">OPPORTUNITIES</text:p>
          </table:table-cell>
          <table:table-cell table:style-name="Table1.D1" office:value-type="string">
            <text:p text:style-name="P34"/>
            <text:p text:style-name="P37">T</text:p>
            <text:p text:style-name="P33">THREATS</text:p>
          </table:table-cell>
        </table:table-row>
        <table:table-row table:style-name="Table1.2">
          <table:table-cell table:style-name="Table1.A2" office:value-type="string">
            <text:list xml:id="list625979483" text:style-name="L2">
              <text:list-item>
                <text:p text:style-name="P40">Foundation has good and Experience staff.</text:p>
              </text:list-item>
              <text:list-item>
                <text:p text:style-name="P40">Top Manager level to bottom level manager they know the<text:span text:style-name="T9">ir</text:span> work very well.</text:p>
              </text:list-item>
              <text:list-item>
                <text:p text:style-name="P40">Team Work capability</text:p>
              </text:list-item>
              <text:list-item>
                <text:p text:style-name="P40">Management Skills,communication skills,Time Management.</text:p>
              </text:list-item>
              <text:list-item>
                <text:p text:style-name="P41">Responsibility</text:p>
              </text:list-item>
              <text:list-item>
                <text:p text:style-name="P41">Laptops and projector Technology</text:p>
              </text:list-item>
              <text:list-item>
                <text:p text:style-name="P41">Digital learning</text:p>
              </text:list-item>
              <text:list-item>
                <text:p text:style-name="P41">Quality Education</text:p>
              </text:list-item>
            </text:list>
          </table:table-cell>
          <table:table-cell table:style-name="Table1.B2" office:value-type="string">
            <text:list xml:id="list193824638651071" text:continue-numbering="true" text:style-name="L2">
              <text:list-item>
                <text:p text:style-name="P42">Small Area</text:p>
              </text:list-item>
              <text:list-item>
                <text:p text:style-name="P42">Limited amount of students can be admit</text:p>
              </text:list-item>
              <text:list-item>
                <text:p text:style-name="P42">Government affairs on property</text:p>
              </text:list-item>
              <text:list-item>
                <text:p text:style-name="P42">old furniture</text:p>
              </text:list-item>
              <text:list-item>
                <text:p text:style-name="P42">out-dated Technologies</text:p>
              </text:list-item>
              <text:list-item>
                <text:p text:style-name="P42"><text:s/><text:span text:style-name="T10">Care taking of child must be improve</text:span></text:p>
              </text:list-item>
              <text:list-item>
                <text:p text:style-name="P43">Resources like limited amount of books and Laptops.</text:p>
              </text:list-item>
            </text:list>
          </table:table-cell>
          <table:table-cell table:style-name="Table1.C2" office:value-type="string">
            <text:list xml:id="list193826486242954" text:continue-numbering="true" text:style-name="L2">
              <text:list-item>
                <text:p text:style-name="P43">If a employee is Student Then foundation pay 1semester fee of that student.</text:p>
              </text:list-item>
              <text:list-item>
                <text:p text:style-name="P43">Internship gives a good reputation <text:s/>on the CV.</text:p>
              </text:list-item>
              <text:list-item>
                <text:p text:style-name="P44">A person will be awarded with valuable certificates.</text:p>
              </text:list-item>
            </text:list>
          </table:table-cell>
          <table:table-cell table:style-name="Table1.D2" office:value-type="string">
            <text:list xml:id="list193824465430827" text:continue-numbering="true" text:style-name="L2">
              <text:list-item>
                <text:p text:style-name="P45">Government is against not this foundation but the land where it is located.</text:p>
              </text:list-item>
              <text:list-item>
                <text:p text:style-name="P46">Parents hesitate <text:span text:style-name="T11">while sending their children to foundation.</text:span></text:p>
              </text:list-item>
            </text:list>
            <text:p text:style-name="P29"/>
          </table:table-cell>
        </table:table-row>
      </table:table>
      <text:p text:style-name="P1"/>
      <text:p text:style-name="P1"/>
      <text:p text:style-name="P30">Formulating Strategy:</text:p>
      <text:p text:style-name="P10"/>
      <text:p text:style-name="P9"><text:span text:style-name="T12">Strategy formulation refers to the process of choosing the most appropriate course of action for the realization of organizational goals and objectives and thereby achieving the organizational vision. In</text:span><text:span text:style-name="T15"> Ranna’s Foundation <text:s/></text:span><text:span text:style-name="T12">I have ob</text:span><text:span text:style-name="T13">serve</text:span><text:span text:style-name="T12"> this strategy would not have much Importance </text:span><text:span text:style-name="T14">as </text:span><text:span text:style-name="T12">it should </text:span><text:span text:style-name="T14">be</text:span><text:span text:style-name="T12"> given.</text:span></text:p>
      <text:p text:style-name="P47"/>
      <text:p text:style-name="P48">Setting Organization Objective:</text:p>
      <text:p text:style-name="P11">As I told in <text:span text:style-name="T3">Current Mission. </text:span>The objective of this <text:s/>foundation is to help the child for better future.</text:p>
      <text:p text:style-name="P11"/>
      <text:p text:style-name="P19">Evaluating the Organizational Environment:</text:p>
      <text:p text:style-name="P11">It is a Not loss,Not gain institute. So I don't think so it really have <text:span text:style-name="T16">a</text:span> competition with other institute,The foundation should discover its o<text:span text:style-name="T16">wn</text:span> strengthen and weakness.</text:p>
      <text:p text:style-name="P27"/>
      <text:p text:style-name="P25">Setting Quantitative Targets:</text:p>
      <text:p text:style-name="P12">Try to set up the real goal in order to achieve the goal state and try to remain in the lane and focus. I think the foundation is on the lane and it is achiev<text:span text:style-name="T17">ing</text:span> its goals.</text:p>
      <text:p text:style-name="P12"/>
      <text:p text:style-name="P25">Performance Analysis:</text:p>
      <text:p text:style-name="P13">Checkout the strategies you made to achieve the goal whither they are working fine or not if it they don’t then change the strategy. Management of <text:span text:style-name="T3">Ranna’s Foundation</text:span> are well skilled and they know what they are doing and how to do that.</text:p>
      <text:p text:style-name="P13"/>
      <text:p text:style-name="P3"><text:soft-page-break/>Choice of Strategy:</text:p>
      <text:p text:style-name="P13">IF the strategy is working after the analysis than go for the course of this strategy it will help you achieve the goals <text:span text:style-name="T17">otherwise find new one</text:span>.</text:p>
      <text:p text:style-name="P13"/>
      <text:p text:style-name="P13"/>
      <text:p text:style-name="P20">Implementing the strategy:</text:p>
      <text:p text:style-name="P13">After the formulating strategy and after getting the best analysis,<text:span text:style-name="T17">I</text:span>mplement the best strategy you get it will help you to achieving goals successfully.</text:p>
      <text:p text:style-name="P13"/>
      <text:p text:style-name="P13"/>
      <text:p text:style-name="P20">Evaluate the Results:</text:p>
      <text:p text:style-name="P14">After all this action you will recieve the result which you apply early and save them for later it will help you to have a look back what what strategies you have performed.</text:p>
      <text:p text:style-name="P7"/>
      <text:p text:style-name="P3"/>
      <text:p text:style-name="P3"/>
      <text:p text:style-name="P49"/>
      <text:p text:style-name="P49"/>
      <text:p text:style-name="P12"><text:s/></text:p>
      <text:p text:style-name="P12"><text:s text:c="25"/></text:p>
      <text:p text:style-name="P12"/>
      <text:p text:style-name="P12"/>
      <text:p text:style-name="P25"/>
      <text:p text:style-name="P27"/>
      <text:p text:style-name="P28"/>
      <text:p text:style-name="P24"/>
      <text:p text:style-name="P23"/>
      <text:p text:style-name="P23"/>
      <text:p text:style-name="P2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0-11-28T19:37:29.693000000</dc:date>
    <meta:editing-duration>PT1H6M31S</meta:editing-duration>
    <meta:editing-cycles>15</meta:editing-cycles>
    <meta:document-statistic meta:table-count="1" meta:image-count="0" meta:object-count="0" meta:page-count="5" meta:paragraph-count="58" meta:word-count="630" meta:character-count="3698" meta:non-whitespace-character-count="3110"/>
  </office:meta>
</office:document-meta>
</file>